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f9e7a" officeooo:paragraph-rsid="000f9e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exsda.cz</text:p>
      <text:p text:style-name="P1">Varšavská 30, Praha 2</text:p>
      <text:p text:style-name="P1"/>
      <text:p text:style-name="P1">Vážená paní, vážený pane,</text:p>
      <text:p text:style-name="P1"/>
      <text:p text:style-name="P1">touto zprávou reaguji na Váš inzerát korespondence s vězni na internetovém serveru volnamista.cz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s" fo:country="CZ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8T21:43:47.552222604</meta:creation-date>
    <dc:date>2023-11-28T21:56:45.014084719</dc:date>
    <meta:editing-duration>PT12M58S</meta:editing-duration>
    <meta:editing-cycles>1</meta:editing-cycles>
    <meta:document-statistic meta:table-count="0" meta:image-count="0" meta:object-count="0" meta:page-count="1" meta:paragraph-count="4" meta:word-count="22" meta:character-count="153" meta:non-whitespace-character-count="135"/>
    <meta:generator>LibreOffice/7.5.8.2$Linux_X86_64 LibreOffice_project/50$Build-2</meta:generator>
  </office:meta>
</office:document-meta>
</file>